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17cb866" officeooo:paragraph-rsid="017cb866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4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1" style:family="paragraph" style:parent-style-name="Table_20_Contents">
      <style:text-properties officeooo:paragraph-rsid="005460a5"/>
    </style:style>
    <style:style style:name="P52" style:family="paragraph" style:parent-style-name="Standard">
      <style:text-properties fo:font-size="2pt" style:font-size-asian="2pt" style:font-size-complex="2pt"/>
    </style:style>
    <style:style style:name="P53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4" style:family="paragraph" style:parent-style-name="Standard">
      <style:text-properties officeooo:rsid="00ad7c61" officeooo:paragraph-rsid="006432c5"/>
    </style:style>
    <style:style style:name="P55" style:family="paragraph" style:parent-style-name="Standard">
      <style:text-properties officeooo:paragraph-rsid="006432c5"/>
    </style:style>
    <style:style style:name="P5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5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6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6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6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 style:vertical-align="bottom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fo:letter-spacing="-0.007cm" fo:font-style="normal" style:font-style-asian="normal" style:font-style-complex="normal"/>
    </style:style>
    <style:style style:name="T61" style:family="text">
      <style:text-properties fo:color="#000000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size="9pt" fo:letter-spacing="-0.012cm" style:font-size-asian="9pt" style:font-size-complex="9pt"/>
    </style:style>
    <style:style style:name="T69" style:family="text">
      <style:text-properties fo:letter-spacing="-0.009cm"/>
    </style:style>
    <style:style style:name="T70" style:family="text">
      <style:text-properties fo:letter-spacing="-0.016cm"/>
    </style:style>
    <style:style style:name="T71" style:family="text">
      <style:text-properties officeooo:rsid="00854325"/>
    </style:style>
    <style:style style:name="T72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top="0cm" fo:margin-bottom="0cm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0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1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2"><text:text-input text:description="&lt;formatLang(line.discount)&gt;">10,5%</text:text-input></text:p>
          </table:table-cell>
          <table:table-cell table:style-name="Tabla4.A2" office:value-type="string">
            <text:p text:style-name="P28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7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2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908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512cm"/>
    </style:style>
    <style:style style:name="Table2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17cb866" officeooo:paragraph-rsid="017cb866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59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MP6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 style:vertical-align="bottom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Standard">
      <style:text-properties officeooo:rsid="00ad7c61" officeooo:paragraph-rsid="006432c5"/>
    </style:style>
    <style:style style:name="MP6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T71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fo:margin-top="0cm" fo:margin-bottom="0cm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0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text:span text:style-name="MT65"><text:s/></text:span><text:span text:style-name="MT66"><text:placeholder text:placeholder-type="text">&lt;if test="o.journal_id.afip_ws == 'wsbfe'"&gt;</text:placeholder></text:span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text:s/><text:placeholder text:placeholder-type="text">&lt;if test="o.document_type_id.code in ['201', '202', '206', '207', '211', '212']"&gt;</text:placeholder><text:s/><text:placeholder text:placeholder-type="text">&lt;"CBU de PAGO: %s" % (o.partner_bank_id.cbu or "")&gt;</text:placeholder><text:s/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text:s/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text:s/><text:text-input text:description="&lt;/if&gt;">if</text:text-input></text:p>
            </table:table-cell>
            <table:table-cell table:style-name="Tabla1.B1" office:value-type="string">
              <text:p text:style-name="MP42"><text:span text:style-name="MT67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report_tax_line_ids&quot;&gt;">For each line</text:text-input></text:p>
              <text:p text:style-name="MP48"><text:text-input text:description="&lt;line.tax_id.description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base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amount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4" office:value-type="string">
              <text:p text:style-name="MP56"><text:span text:style-name="MT70">Son: </text:span><text:span text:style-name="MT70"><text:placeholder text:placeholder-type="text">&lt;o.currency_id.name or o.company_id.currency_id.name&gt;</text:placeholder></text:span><text:span text:style-name="MT70"><text:s/>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><draw:frame draw:style-name="Mfr3" draw:name="image: asimage(o.afip_qr_code_img,size_x=100,size_y=100)" text:anchor-type="paragraph" svg:x="0.06cm" svg:y="0cm" svg:width="6.364cm" draw:z-index="2"><draw:text-box fo:min-height="0.744cm"><text:p text:style-name="MP59">QR code</text:p></draw:text-box></draw:frame><text:span text:style-name="MT71">CAE: </text:span><text:span text:style-name="MT71"><text:placeholder text:placeholder-type="text">&lt;o.afip_cae&gt;</text:placeholder></text:span></text:p>
              <text:p text:style-name="MP60"><text:span text:style-name="MT71">Fecha Vto. CAE: </text:span><text:span text:style-name="MT71"><text:placeholder text:placeholder-type="text">&lt;formatLang(o.afip_cae_due,date=True)&gt;</text:placeholder></text:span></text:p>
            </table:table-cell>
          </table:table-row>
        </table:table>
        <text:p text:style-name="MP61"/>
        <text:p text:style-name="MP61"/>
        <text:p text:style-name="MP6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2-16T18:55:15.645518695</dc:date>
    <meta:editing-duration>P3DT6H2M22S</meta:editing-duration>
    <meta:editing-cycles>583</meta:editing-cycles>
    <meta:generator>LibreOffice/6.4.6.2$Linux_X86_64 LibreOffice_project/40$Build-2</meta:generator>
    <meta:document-statistic meta:table-count="7" meta:image-count="0" meta:object-count="0" meta:page-count="1" meta:paragraph-count="76" meta:word-count="438" meta:character-count="2689" meta:non-whitespace-character-count="2491"/>
  </office:meta>
</office:document-meta>
</file>